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haroni" svg:font-family="Aharoni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text-align="center" style:justify-single-word="false" fo:background-color="#ffffff"/>
      <style:text-properties fo:color="#222222" style:font-name="Arial" fo:font-size="13pt" fo:font-weight="bold" style:font-name-asian="Times New Roman" style:font-size-asian="13pt" style:font-weight-asian="bold" style:font-name-complex="Aharoni" style:font-size-complex="13pt" style:font-weight-complex="bold"/>
    </style:style>
    <style:style style:name="P2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423cm" loext:contextual-spacing="false" fo:line-height="100%" style:page-number="auto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222222" style:font-name="Arial" fo:font-size="13pt" style:font-name-asian="Times New Roman" style:font-size-asian="13pt" style:font-name-complex="Aharoni" style:font-size-complex="13pt"/>
    </style:style>
    <style:style style:name="T1" style:family="text">
      <style:text-properties fo:color="#222222" style:font-name="Arial" fo:font-size="13pt" fo:font-weight="bold" style:font-name-asian="Times New Roman" style:font-size-asian="13pt" style:font-weight-asian="bold" style:font-name-complex="Aharoni" style:font-size-complex="13pt" style:font-weight-complex="bold"/>
    </style:style>
    <style:style style:name="T2" style:family="text">
      <style:text-properties fo:color="#222222" style:font-name="Arial" fo:font-size="13pt" fo:font-weight="bold" style:font-name-asian="Times New Roman" style:font-size-asian="13pt" style:font-weight-asian="bold" style:font-name-complex="Aharoni" style:font-size-complex="13pt"/>
    </style:style>
    <style:style style:name="T3" style:family="text">
      <style:text-properties fo:color="#222222" style:font-name="Arial" fo:font-size="13pt" style:font-name-asian="Times New Roman" style:font-size-asian="13pt" style:font-name-complex="Aharoni" style:font-size-complex="13pt"/>
    </style:style>
    <style:style style:name="T4" style:family="text">
      <style:text-properties fo:color="#222222" style:font-name="Arial" fo:font-size="13pt" officeooo:rsid="0008939d" style:font-name-asian="Times New Roman" style:font-size-asian="13pt" style:font-name-complex="Aharoni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blem Statement</text:span><text:span text:style-name="T3"><text:line-break/><text:line-break/>Implement a server which should be capable of doing the following:<text:line-break/><text:line-break/></text:span><text:span text:style-name="T4">1</text:span><text:span text:style-name="T3">- </text:span><text:span text:style-name="T2">Exposes a GET API as "api/request?connId=19&amp;timeout=80"</text:span><text:span text:style-name="T3"> </text:span></text:p>
      <text:p text:style-name="P2"><text:span text:style-name="T3"><text:s/>This API will keep the request running for provided time on the server side. After the successful completion of the provided time it should return {"status":"ok"}<text:line-break/><text:line-break/></text:span><text:span text:style-name="T4">2</text:span><text:span text:style-name="T3">- </text:span><text:span text:style-name="T2">Exposes a GET API as "api/serverStatus" </text:span></text:p>
      <text:p text:style-name="P2"><text:span text:style-name="T3"><text:s/>This API returns all the running requests on the server with their time left for completion. E.g {"2":"15","8":"10"} where 2 and 8 are the connIds and 15 and 10 is the time remaining for the requests to complete (in seconds).<text:line-break/><text:line-break/></text:span><text:span text:style-name="T4">3</text:span><text:span text:style-name="T3">- </text:span><text:span text:style-name="T2">Exposes a PUT API as "api/kill" with payload as {"connId":12}</text:span><text:span text:style-name="T3"> </text:span></text:p>
      <text:p text:style-name="P2"><text:span text:style-name="T3">This API will finish the running request with provided connId, so that the finished request returns {"status":"killed"} and the current request will return {"status":"ok"}. If no running request found with the provided connId on the server then the current request should return "status":"invalid connection Id : &lt;connId&gt;"}<text:line-break/><text:line-break/>You can try running your application with curl for testing. Try to implement the solution which would be efficient and scalable.</text:span></text:p>
      <text:p text:style-name="P4"><text:span text:style-name="T1">Bonus Points</text:span></text:p>
      <text:p text:style-name="P5"/>
      <text:p text:style-name="P4"><text:span text:style-name="T3">- We would like you to implement the above by building a socket server accepting HTTP requests.</text:span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haroni" svg:font-family="Aharoni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6:08:00</meta:creation-date>
    <meta:initial-creator>aysyal31</meta:initial-creator>
    <dc:language>en-IN</dc:language>
    <dc:date>2017-09-23T22:39:08.985215577</dc:date>
    <meta:editing-cycles>3</meta:editing-cycles>
    <meta:editing-duration>PT1H34M5S</meta:editing-duration>
    <meta:generator>LibreOffice/5.1.6.2$Linux_x86 LibreOffice_project/10m0$Build-2</meta:generator>
    <meta:document-statistic meta:table-count="0" meta:image-count="0" meta:object-count="0" meta:page-count="1" meta:paragraph-count="6" meta:word-count="191" meta:character-count="1207" meta:non-whitespace-character-count="10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